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ns Serif" svg:font-family="'CMU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64cm" fo:min-width="3.512cm" fo:padding-top="0.135cm" fo:padding-bottom="0.135cm" fo:padding-left="0.26cm" fo:padding-right="0.26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55cm" fo:min-width="1.537cm" fo:padding-top="0.135cm" fo:padding-bottom="0.135cm" fo:padding-left="0.26cm" fo:padding-right="0.26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9" style:family="graphic" style:parent-style-name="objectwithoutfill">
      <style:graphic-properties draw:marker-end="Arrow" draw:marker-end-width="0.3cm" draw:fill="none" draw:textarea-horizontal-align="left" draw:textarea-vertical-align="middle" fo:padding-right="-2.6cm"/>
    </style:style>
    <style:style style:name="gr10" style:family="graphic" style:parent-style-name="objectwithoutfill">
      <style:graphic-properties draw:marker-end="Arrow" draw:marker-end-width="0.3cm" draw:fill="none" draw:textarea-vertical-align="middle" fo:padding-top="-1cm" fo:padding-bottom="0.8cm"/>
    </style:style>
    <style:style style:name="gr11" style:family="graphic" style:parent-style-name="objectwithoutfill">
      <style:graphic-properties draw:marker-end="Arrow" draw:marker-end-width="0.3cm" draw:fill="none" draw:textarea-vertical-align="middle" fo:padding-left="-0.9cm"/>
    </style:style>
    <style:style style:name="gr12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985cm" fo:min-width="1.46cm" fo:padding-top="0.135cm" fo:padding-bottom="0.135cm" fo:padding-left="0.26cm" fo:padding-right="0.26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14" style:family="graphic" style:parent-style-name="objectwithoutfill">
      <style:graphic-properties draw:marker-end="Arrow" draw:marker-end-width="0.3cm" draw:fill="none" draw:textarea-vertical-align="middle" fo:padding-bottom="-0.2cm" fo:padding-right="0cm"/>
    </style:style>
    <style:style style:name="gr15" style:family="graphic" style:parent-style-name="objectwithoutfill">
      <style:graphic-properties draw:marker-end="Arrow" draw:marker-end-width="0.3cm" draw:fill="none" draw:textarea-vertical-align="middle" fo:padding-right="-0.1cm"/>
    </style:style>
    <style:style style:name="gr16" style:family="graphic" style:parent-style-name="objectwithoutfill">
      <style:graphic-properties draw:marker-end="Arrow" draw:marker-end-width="0.3cm" draw:fill="none" draw:textarea-vertical-align="top" fo:padding-top="-0.5cm" fo:padding-bottom="2cm" fo:padding-right="0.4cm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197cm" fo:min-width="1.749cm" fo:padding-top="0.135cm" fo:padding-bottom="0.135cm" fo:padding-left="0.26cm" fo:padding-right="0.26cm" draw:shadow="hidden" draw:shadow-offset-x="0.2cm" draw:shadow-offset-y="0.2cm" draw:shadow-color="#808080"/>
    </style:style>
    <style:style style:name="gr19" style:family="graphic" style:parent-style-name="objectwithoutfill">
      <style:graphic-properties draw:marker-end="Arrow" draw:marker-end-width="0.3cm" draw:fill="none" draw:textarea-horizontal-align="left" draw:textarea-vertical-align="bottom" fo:padding-bottom="-0.4cm" fo:padding-left="-1.3cm" fo:padding-right="0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  <style:text-properties style:text-position="-33% 58%"/>
    </style:style>
    <style:style style:name="P4" style:family="paragraph">
      <style:paragraph-properties fo:text-align="center"/>
      <style:text-properties style:text-position="-33% 58%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2.7cm" svg:x="6.5cm" svg:y="1.4cm">
          <text:p text:style-name="P1"><text:span text:style-name="T1">Arrays allokieren und </text:span></text:p>
          <text:p text:style-name="P1"><text:span text:style-name="T1">initialisieren</text:span><text:span text:style-name="T1"><text:line-break/></text:span><text:span text:style-name="T2">Events, Puffer</text:span></text:p>
          <text:p text:style-name="P1"><text:span text:style-name="T2">und Overlapped </text:span></text:p>
          <text:p text:style-name="P1"><text:span text:style-name="T2">erstellen. Events in Array einsetze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2.609cm" svg:height="1.573cm" svg:x="15.291cm" svg:y="6.127cm">
          <text:p text:style-name="P1"><text:span text:style-name="T1">ReadFile() auf </text:span></text:p>
          <text:p text:style-name="P1"><text:span text:style-name="T1">Handles</text:span></text:p>
          <text:p text:style-name="P1"><text:span text:style-name="T1">ab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609cm" svg:height="1.573cm" svg:x="9.1cm" svg:y="10.927cm">
          <text:p text:style-name="P1"><text:span text:style-name="T1">WaitOnMultiple</text:span></text:p>
          <text:p text:style-name="P1"><text:span text:style-name="T1">Objects() auf</text:span></text:p>
          <text:p text:style-name="P1"><text:span text:style-name="T1">Event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2.2cm" svg:y1="2.75cm" svg:x2="16.596cm" svg:y2="6.127cm" draw:start-shape="id1" draw:start-glue-point="10" draw:end-shape="id2" draw:end-glue-point="4" svg:d="M12200 2750c2931 0 4396 1125 4396 3377" svg:viewBox="0 0 4397 3378">
          <text:p/>
        </draw:connector>
        <draw:custom-shape draw:style-name="gr5" draw:text-style-name="P2" xml:id="id3" draw:id="id3" draw:layer="layout" svg:width="2.609cm" svg:height="1.573cm" svg:x="15.1cm" svg:y="9.9cm">
          <text:p text:style-name="P1"><text:span text:style-name="T1">Event </text:span><text:span text:style-name="T1">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2.909cm" svg:height="1.873cm" svg:x="9cm" svg:y="6cm">
          <text:p text:style-name="P1"><text:span text:style-name="T1">Job jetzt </text:span><text:span text:style-name="T1">beenden</text:span></text:p>
          <text:p text:style-name="P1"><text:span text:style-name="T1">und </text:span><text:span text:style-name="T1">später</text:span></text:p>
          <text:p text:style-name="P1"><text:span text:style-name="T1">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2.609cm" svg:height="1.573cm" svg:x="5cm" svg:y="10.927cm">
          <text:p text:style-name="P1"><text:span text:style-name="T1">Signalisie</text:span><text:span text:style-name="T1">re Events</text:span></text:p>
          <text:p text:style-name="P1"><text:span text:style-name="T1">fin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2.609cm" svg:height="1.573cm" svg:x="1.2cm" svg:y="12.5cm">
          <text:p text:style-name="P1"><text:span text:style-name="T1">Job 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596cm" svg:y1="7.7cm" svg:x2="16.405cm" svg:y2="9.9cm" draw:start-shape="id2" draw:start-glue-point="8" draw:end-shape="id3" draw:end-glue-point="4" svg:d="M16596 7700c0 1650-191 550-191 2200" svg:viewBox="0 0 192 2201">
          <text:p text:style-name="P4">Lesevorgang beendet </text:p>
          <text:p text:style-name="P4">(kein Fehler)</text:p>
        </draw:connector>
        <draw:connector draw:style-name="gr10" draw:text-style-name="P3" draw:layer="layout" draw:type="curve" svg:x1="15.291cm" svg:y1="6.914cm" svg:x2="11.909cm" svg:y2="6.937cm" draw:start-shape="id2" draw:start-glue-point="6" draw:end-shape="id4" draw:end-glue-point="10" svg:d="M15291 6914c-2536 0-846 23-3382 23" svg:viewBox="0 0 3383 24">
          <text:p text:style-name="P4">Fehler</text:p>
        </draw:connector>
        <draw:connector draw:style-name="gr11" draw:text-style-name="P3" draw:layer="layout" draw:type="curve" svg:x1="10.405cm" svg:y1="10.927cm" svg:x2="10.454cm" svg:y2="7.873cm" draw:start-shape="id5" draw:start-glue-point="4" draw:end-shape="id4" svg:d="M10405 10927c0-2290 49-764 49-3054" svg:viewBox="0 0 50 3055">
          <text:p text:style-name="P4">Fehler</text:p>
        </draw:connector>
        <draw:custom-shape draw:style-name="gr12" draw:text-style-name="P2" xml:id="id6" draw:id="id6" draw:layer="layout" svg:width="2.8cm" svg:height="1.773cm" svg:x="9.6cm" svg:y="13.227cm">
          <text:p text:style-name="P1"><text:span text:style-name="T1">Daten von allen </text:span></text:p>
          <text:p text:style-name="P1"><text:span text:style-name="T1">Handles lesen </text:span><text:span text:style-name="T1">und in</text:span></text:p>
          <text:p text:style-name="P1"><text:span text:style-name="T1">Queue schreib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7" draw:id="id7" draw:layer="layout" svg:width="2.609cm" svg:height="1.573cm" svg:x="4.091cm" svg:y="14.727cm">
          <text:p text:style-name="P1"><text:span text:style-name="T1">Events schließ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1cm" svg:y1="15cm" svg:x2="6.7cm" svg:y2="15.513cm" draw:start-shape="id6" draw:start-glue-point="8" draw:end-shape="id7" svg:d="M11000 15000c0 342-1433 513-4300 513" svg:viewBox="0 0 4301 514">
          <text:p/>
        </draw:connector>
        <draw:connector draw:style-name="gr4" draw:text-style-name="P3" draw:layer="layout" draw:type="curve" svg:x1="15.1cm" svg:y1="10.687cm" svg:x2="11.709cm" svg:y2="11.714cm" draw:start-shape="id3" draw:start-glue-point="6" draw:end-shape="id5" draw:end-glue-point="10" svg:d="M15100 10687c-2544 0-849 1027-3391 1027" svg:viewBox="0 0 3392 1028">
          <text:p/>
        </draw:connector>
        <draw:connector draw:style-name="gr14" draw:text-style-name="P3" draw:layer="layout" draw:type="curve" svg:x1="9.1cm" svg:y1="11.714cm" svg:x2="7.609cm" svg:y2="11.714cm" draw:start-shape="id5" draw:start-glue-point="6" draw:end-shape="id8" draw:end-glue-point="10" svg:d="M9100 11714h-1491" svg:viewBox="0 0 1492 1">
          <text:p text:style-name="P4">Erfolg</text:p>
        </draw:connector>
        <draw:connector draw:style-name="gr15" draw:text-style-name="P3" draw:layer="layout" draw:type="curve" svg:x1="6.305cm" svg:y1="12.5cm" svg:x2="9.6cm" svg:y2="14.114cm" draw:start-shape="id8" draw:start-glue-point="8" draw:end-shape="id6" draw:end-glue-point="6" svg:d="M6305 12500c0 1076 1098 1614 3295 1614" svg:viewBox="0 0 3296 1615">
          <text:p text:style-name="P4">TUN-Handle</text:p>
        </draw:connector>
        <draw:connector draw:style-name="gr4" draw:text-style-name="P3" draw:layer="layout" draw:type="curve" svg:x1="4.091cm" svg:y1="15.514cm" svg:x2="3.427cm" svg:y2="13.843cm" draw:start-shape="id7" draw:start-glue-point="6" draw:end-shape="id9" draw:end-glue-point="9" svg:d="M4091 15514c-443 0-664-557-664-1671" svg:viewBox="0 0 665 1672">
          <text:p/>
        </draw:connector>
        <draw:connector draw:style-name="gr16" draw:text-style-name="P3" draw:layer="layout" draw:type="curve" svg:x1="16.596cm" svg:y1="7.7cm" svg:x2="11.327cm" svg:y2="11.157cm" draw:start-shape="id2" draw:start-glue-point="8" draw:end-shape="id5" draw:end-glue-point="11" svg:d="M16596 7700c0 2419-5269 691-5269 3457" svg:viewBox="0 0 5270 3458">
          <text:p text:style-name="P4">Lesevorgang gestartet<text:line-break/>(ERR_IO_PENDING)</text:p>
        </draw:connector>
        <draw:connector draw:style-name="gr4" draw:text-style-name="P3" draw:layer="layout" draw:type="curve" svg:x1="9cm" svg:y1="6.937cm" svg:x2="3.427cm" svg:y2="3.27cm" draw:start-shape="id4" draw:start-glue-point="6" draw:end-shape="id10" draw:end-glue-point="9" svg:d="M9000 6937c-3716 0-5573-1222-5573-3667" svg:viewBox="0 0 5574 3668">
          <text:p/>
        </draw:connector>
        <draw:custom-shape draw:style-name="gr17" draw:text-style-name="P2" xml:id="id10" draw:id="id10" draw:layer="layout" svg:width="2.609cm" svg:height="1.573cm" svg:x="1.2cm" svg:y="1.927cm">
          <text:p text:style-name="P1"><text:span text:style-name="T1">Job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3.809cm" svg:y1="2.714cm" svg:x2="6.5cm" svg:y2="2.75cm" draw:start-shape="id10" draw:start-glue-point="10" draw:end-shape="id1" draw:end-glue-point="6" svg:d="M3809 2714c2019 0 674 36 2691 36" svg:viewBox="0 0 2692 37">
          <text:p/>
        </draw:connector>
        <draw:connector draw:style-name="gr4" draw:text-style-name="P3" draw:layer="layout" draw:type="curve" svg:x1="2.505cm" svg:y1="12.5cm" svg:x2="2.505cm" svg:y2="3.5cm" draw:start-shape="id9" draw:start-glue-point="4" draw:end-shape="id10" draw:end-glue-point="8" svg:d="M2505 12500v-9000" svg:viewBox="0 0 1 9001">
          <text:p/>
        </draw:connector>
        <draw:custom-shape draw:style-name="gr18" draw:text-style-name="P2" xml:id="id11" draw:id="id11" draw:layer="layout" svg:width="3.209cm" svg:height="2.073cm" svg:x="4.7cm" svg:y="8.227cm">
          <text:p text:style-name="P1"><text:span text:style-name="T1">Notificationev</text:span><text:span text:style-name="T1">ent </text:span></text:p>
          <text:p text:style-name="P1"><text:span text:style-name="T1">zurücksetzen,</text:span></text:p>
          <text:p text:style-name="P1"><text:span text:style-name="T1">Alle writes </text:span><text:span text:style-name="T1">beend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3" draw:layer="layout" draw:type="curve" svg:x1="5cm" svg:y1="11.714cm" svg:x2="4.7cm" svg:y2="9.264cm" draw:start-shape="id8" draw:start-glue-point="6" draw:end-shape="id11" draw:end-glue-point="6" svg:d="M5000 11714c-1216 0-1066-2450-300-2450" svg:viewBox="0 0 895 2451">
          <text:p text:style-name="P4"/>
          <text:p text:style-name="P4">Notification</text:p>
        </draw:connector>
        <draw:connector draw:style-name="gr4" draw:text-style-name="P3" draw:layer="layout" draw:type="curve" svg:x1="6.305cm" svg:y1="10.3cm" svg:x2="6.305cm" svg:y2="10.927cm" draw:start-shape="id11" draw:start-glue-point="8" draw:end-shape="id8" draw:end-glue-point="4" svg:d="M6305 10300v627" svg:viewBox="0 0 1 6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ns Serif" svg:font-family="'CMU 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6T17:22:10.482639968</meta:creation-date>
    <dc:date>2016-08-26T21:48:02.423796140</dc:date>
    <dc:creator>Noel Kuntze</dc:creator>
    <meta:editing-duration>PT1H47M37S</meta:editing-duration>
    <meta:editing-cycles>10</meta:editing-cycles>
    <meta:generator>LibreOffice/5.2.0.4$Linux_X86_64 LibreOffice_project/20m0$Build-4</meta:generator>
    <meta:document-statistic meta:object-count="26"/>
  </office:meta>
</office:document-meta>
</file>